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7.7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10.155cm"/>
    </style:style>
    <style:style style:name="co6" style:family="table-column">
      <style:table-column-properties fo:break-before="auto" style:column-width="5.105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ce2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To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3]+1"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formula="oooc:=[.F4]+1"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table:formula="oooc:=[.F5]+1" office:value-type="float" office:value="46">
            <text:p>4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7]+1"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VectorPortal.com</text:p>
          </table:table-cell>
          <table:table-cell table:formula="oooc:=[.F8]+1" office:value-type="float" office:value="19">
            <text:p>19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WAN - LAN</text:p>
          </table:table-cell>
          <table:table-cell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33">
            <text:p>3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9">
            <text:p>2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41">
            <text:p>41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68]+1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70]+1"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1]+1"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72]+1" office:value-type="float" office:value="86">
            <text:p>86</text:p>
          </table:table-cell>
          <table:table-cell table:formula="oooc:=[.E73]" office:value-type="float" office:value="86">
            <text:p>86</text:p>
          </table:table-cell>
          <table:table-cell/>
          <table:table-cell office:value-type="string">
            <text:p>Adam Nilsson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Radioactive+sign?content=57782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9">
            <text:p>9</text:p>
          </table:table-cell>
          <table:table-cell office:value-type="string">
            <text:p>OOExtras.o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8]+1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79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wrock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Ubuntu+logo+SVG?content=57816</text:p>
          </table:table-cell>
          <table:table-cell/>
        </table:table-row>
        <table:table-row table:style-name="ro1">
          <table:table-cell table:number-columns-repeated="4"/>
          <table:table-cell table:formula="oooc:=[.F80]+1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avier corredor llano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cliparts+buttons?content=57229</text:p>
          </table:table-cell>
          <table:table-cell/>
        </table:table-row>
        <table:table-row table:style-name="ro1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97]+1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40">
            <text:p>40</text:p>
          </table:table-cell>
          <table:table-cell office:value-type="string">
            <text:p>OpenOffice.org 1.1.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ooc:=[.F102]+1"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03]+1"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38">
            <text:p>38</text:p>
          </table:table-cell>
          <table:table-cell office:value-type="string">
            <text:p>OOExtras.org</text:p>
          </table:table-cell>
          <table:table-cell table:number-columns-repeated="2"/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8">
            <text:p>298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table:formula="oooc:=[.F106]+1"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08]+1" office:value-type="float" office:value="34">
            <text:p>34</text:p>
          </table:table-cell>
          <table:table-cell office:value-type="float" office:value="298">
            <text:p>298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127]+1"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30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39">
            <text:p>3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306">
            <text:p>306</text:p>
          </table:table-cell>
          <table:table-cell office:value-type="string">
            <text:p>Sodipodi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1">
          <table:table-cell table:number-columns-repeated="4"/>
          <table:table-cell table:formula="oooc:=[.F134]+1" office:value-type="float" office:value="282">
            <text:p>282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David Cannings</text:p>
          </table:table-cell>
          <table:table-cell office:value-type="string">
            <text:p>david@edeca.net</text:p>
          </table:table-cell>
          <table:table-cell office:value-type="string">
            <text:p>CC by-sa 2.0</text:p>
          </table:table-cell>
          <table:table-cell office:value-type="string">
            <text:p>http://edeca.net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3" table:number-columns-repeated="2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2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2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OpenOffice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3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VectorPortal.com</text:p>
          </table:table-cell>
          <table:table-cell table:number-columns-repeated="3"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35">
            <text:p>35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Marketing</text:p>
          </table:table-cell>
          <table:table-cell table:number-columns-repeated="3"/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ooc:=[.F154]+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fr.openoffice.org</text:p>
          </table:table-cell>
          <table:table-cell table:formula="oooc:=[.F155]+1"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ooc:=SUM([.C2:.C158])" office:value-type="float" office:value="3388">
            <text:p>3388</text:p>
          </table:table-cell>
          <table:table-cell table:number-columns-repeated="9"/>
        </table:table-row>
        <table:table-row table:style-name="ro1" table:number-rows-repeated="6537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K1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9">2007.08.19</text:date>, <text:time>12:42:4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creation-date>2005-08-05T18:33:58</meta:creation-date>
    <dc:date>2007-08-19T12:42:48</dc:date>
    <dc:language>hu-HU</dc:language>
    <meta:editing-cycles>131</meta:editing-cycles>
    <meta:editing-duration>PT5H46M1S</meta:editing-duration>
    <meta:user-defined meta:name="Info 1"/>
    <meta:user-defined meta:name="Info 2"/>
    <meta:user-defined meta:name="Info 3"/>
    <meta:user-defined meta:name="Info 4"/>
    <meta:document-statistic meta:table-count="3" meta:cell-count="984"/>
  </office:meta>
</office:document-meta>
</file>